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8.59mm" style:rel-column-width="7007*"/>
    </style:style>
    <style:style style:name="Tabelle1.B" style:family="table-column">
      <style:table-column-properties style:column-width="59.76mm" style:rel-column-width="22525*"/>
    </style:style>
    <style:style style:name="Tabelle1.C" style:family="table-column">
      <style:table-column-properties style:column-width="14.04mm" style:rel-column-width="5296*"/>
    </style:style>
    <style:style style:name="Tabelle1.D" style:family="table-column">
      <style:table-column-properties style:column-width="13.56mm" style:rel-column-width="5116*"/>
    </style:style>
    <style:style style:name="Tabelle1.E" style:family="table-column">
      <style:table-column-properties style:column-width="13.81mm" style:rel-column-width="5206*"/>
    </style:style>
    <style:style style:name="Tabelle1.F" style:family="table-column">
      <style:table-column-properties style:column-width="17.37mm" style:rel-column-width="6552*"/>
    </style:style>
    <style:style style:name="Tabelle1.H" style:family="table-column">
      <style:table-column-properties style:column-width="19.31mm" style:rel-column-width="7281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none" fo:border-top="none" fo:border-bottom="0.05pt solid #000000"/>
    </style:style>
    <style:style style:name="Tabelle1.E3" style:family="table-cell">
      <style:table-cell-properties fo:padding="0.97mm" fo:border-left="0.05pt solid #000000" fo:border-right="none" fo:border-top="none" fo:border-bottom="0.05pt solid #000000"/>
    </style:style>
    <style:style style:name="Tabelle1.F3" style:family="table-cell">
      <style:table-cell-properties fo:padding="0.97mm" fo:border-left="0.05pt solid #000000" fo:border-right="none" fo:border-top="none" fo:border-bottom="0.05pt solid #000000"/>
    </style:style>
    <style:style style:name="Tabelle1.G3" style:family="table-cell">
      <style:table-cell-properties fo:padding="0.97mm" fo:border-left="0.05pt solid #000000" fo:border-right="none" fo:border-top="none" fo:border-bottom="0.05pt solid #000000"/>
    </style:style>
    <style:style style:name="Tabelle1.H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97mm" fo:border="none"/>
    </style:style>
    <style:style style:name="Tabelle1.B4" style:family="table-cell">
      <style:table-cell-properties fo:padding="0.97mm" fo:border="none"/>
    </style:style>
    <style:style style:name="Tabelle1.C4" style:family="table-cell">
      <style:table-cell-properties fo:padding="0.97mm" fo:border="none"/>
    </style:style>
    <style:style style:name="Tabelle1.D4" style:family="table-cell">
      <style:table-cell-properties fo:padding="0.97mm" fo:border="none"/>
    </style:style>
    <style:style style:name="Tabelle1.E4" style:family="table-cell">
      <style:table-cell-properties fo:padding="0.97mm" fo:border="none"/>
    </style:style>
    <style:style style:name="Tabelle1.F4" style:family="table-cell">
      <style:table-cell-properties fo:padding="0.97mm" fo:border="none"/>
    </style:style>
    <style:style style:name="Tabelle1.G4" style:family="table-cell">
      <style:table-cell-properties fo:padding="0.97mm" fo:border="none"/>
    </style:style>
    <style:style style:name="Tabelle1.H4" style:family="table-cell">
      <style:table-cell-properties fo:padding="0.97mm" fo:border="none"/>
    </style:style>
    <style:style style:name="Tabelle5" style:family="table">
      <style:table-properties style:width="76.5mm" table:align="right"/>
    </style:style>
    <style:style style:name="Tabelle5.A" style:family="table-column">
      <style:table-column-properties style:column-width="42.58mm"/>
    </style:style>
    <style:style style:name="Tabelle5.B" style:family="table-column">
      <style:table-column-properties style:column-width="33.92mm"/>
    </style:style>
    <style:style style:name="Tabelle5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97mm" fo:border="0.05pt solid #000000">
        <style:background-image/>
      </style:table-cell-properties>
    </style:style>
    <style:style style:name="Tabelle6" style:family="table">
      <style:table-properties style:width="76.24mm" table:align="right"/>
    </style:style>
    <style:style style:name="Tabelle6.A" style:family="table-column">
      <style:table-column-properties style:column-width="42.32mm"/>
    </style:style>
    <style:style style:name="Tabelle6.B" style:family="table-column">
      <style:table-column-properties style:column-width="33.92mm"/>
    </style:style>
    <style:style style:name="Tabel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97mm" fo:border="0.05pt solid #000000"/>
    </style:style>
    <style:style style:name="Tabelle6.A2" style:family="table-cell">
      <style:table-cell-properties fo:padding="0.97mm" fo:border-left="0.05pt solid #000000" fo:border-right="none" fo:border-top="none" fo:border-bottom="0.05pt solid #000000"/>
    </style:style>
    <style:style style:name="Tabelle6.B2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6.A3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76.5mm" table:align="right"/>
    </style:style>
    <style:style style:name="Tabelle7.A" style:family="table-column">
      <style:table-column-properties style:column-width="42.58mm"/>
    </style:style>
    <style:style style:name="Tabelle7.B" style:family="table-column">
      <style:table-column-properties style:column-width="10.88mm"/>
    </style:style>
    <style:style style:name="Tabelle7.C" style:family="table-column">
      <style:table-column-properties style:column-width="23.04mm"/>
    </style:style>
    <style:style style:name="Tabel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97mm" fo:border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11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1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7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Nimbus Sans L"/>
    </style:style>
    <style:style style:name="P29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fo:font-size="8pt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2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Heading">
      <style:paragraph-properties fo:text-align="start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37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1" draw:name="Grafik2" text:anchor-type="paragraph" svg:x="147.25mm" svg:y="0.23mm" svg:width="26.19mm" svg:height="31.8mm" draw:z-index="0"><draw:image xlink:href="../LinuxPinguin.jpg" xlink:type="simple" xlink:show="embed" xlink:actuate="onLoad"/></draw:frame>Linux und andere Pinguine AG</text:p>
      <text:p text:style-name="P37">Arktisstr. 1</text:p>
      <text:p text:style-name="P37">9999 <text:s/>Irgendwo<text:line-break/>Telefon<text:tab/>: <text:s/>099 999 99 99</text:p>
      <text:p text:style-name="P5"/>
      <text:p text:style-name="P15">Rechnung</text:p>
      <text:p text:style-name="P5"/>
      <text:p text:style-name="P10">Rechnungsnummer: <text:s/>&lt;%invnumber%&gt;<text:tab/>Rechnungsdatum: &lt;%invdate%&gt;</text:p>
      <text:p text:style-name="P11">&lt;%if ordnumber%&gt;Auftragsnummer: &lt;%ordnumber%&gt;<text:tab/>Auftragsdatum: &lt;%orddate%&gt;<text:line-break/>&lt;%end%&gt;&lt;%if donumber%&gt;Lieferscheinnummer: &lt;%donumber%&gt;&lt;%end%&gt;<text:tab/>&lt;%if deliverydate%&gt;Lieferdatum: &lt;%deliverydate%&gt;<text:line-break/>&lt;%end%&gt;</text:p>
      <text:p text:style-name="P13">Rechnungsadresse<text:tab/>&lt;%if shiptoname%&gt;Lieferadresse&lt;%end%&gt;</text:p>
      <text:p text:style-name="P14">&lt;%name%&gt;<text:tab/>&lt;%if shiptoname%&gt;&lt;%shiptoname%&gt;&lt;%end%&gt;</text:p>
      <text:p text:style-name="P14">&lt;%street%&gt;<text:tab/>&lt;%if shiptoname%&gt;&lt;%shiptostreet%&gt;&lt;%end%&gt;</text:p>
      <text:p text:style-name="P4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6">&lt;%if cusordnumber%&gt;Bestellnummer: &lt;%cusordnumber%&gt;</text:p>
      <text:p text:style-name="P16">&lt;%end%&gt;&lt;%if cp_name%&gt;AnsprechpartnerIn: &lt;%cp_givenname%&gt; &lt;%cp_name%&gt;&lt;%end%&gt;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8">Artikel-Nr</text:p>
            </table:table-cell>
            <table:table-cell table:style-name="Tabelle1.A1" office:value-type="string">
              <text:p text:style-name="P18">Beschreibung</text:p>
            </table:table-cell>
            <table:table-cell table:style-name="Tabelle1.A1" office:value-type="string">
              <text:p text:style-name="P19">Anzahl</text:p>
            </table:table-cell>
            <table:table-cell table:style-name="Tabelle1.A1" office:value-type="string">
              <text:p text:style-name="P19">Einheit</text:p>
            </table:table-cell>
            <table:table-cell table:style-name="Tabelle1.A1" office:value-type="string">
              <text:p text:style-name="P17">Preis</text:p>
            </table:table-cell>
            <table:table-cell table:style-name="Tabelle1.A1" office:value-type="string">
              <text:p text:style-name="P17">Rabatt</text:p>
            </table:table-cell>
            <table:table-cell table:style-name="Tabelle1.A1" office:value-type="string">
              <text:p text:style-name="P17"/>
            </table:table-cell>
            <table:table-cell table:style-name="Tabelle1.H1" office:value-type="string">
              <text:p text:style-name="P17">Summe</text:p>
            </table:table-cell>
          </table:table-row>
        </table:table-header-rows>
        <table:table-row>
          <table:table-cell table:style-name="Tabelle1.A2" office:value-type="string">
            <text:p text:style-name="P21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2">&lt;%qty%&gt;</text:p>
          </table:table-cell>
          <table:table-cell table:style-name="Tabelle1.D2" office:value-type="string">
            <text:p text:style-name="P22">&lt;%unit%&gt;</text:p>
          </table:table-cell>
          <table:table-cell table:style-name="Tabelle1.E2" office:value-type="string">
            <text:p text:style-name="P23">&lt;%sellprice%&gt;</text:p>
          </table:table-cell>
          <table:table-cell table:style-name="Tabelle1.F2" office:value-type="string">
            <text:p text:style-name="P22">&lt;%if discount%&gt;&lt;%p_discount%&gt;%&lt;%end%&gt;</text:p>
          </table:table-cell>
          <table:table-cell table:style-name="Tabelle1.G2" office:value-type="string">
            <text:p text:style-name="P22">&lt;%currency%&gt;</text:p>
          </table:table-cell>
          <table:table-cell table:style-name="Tabelle1.H2" office:value-type="string">
            <text:p text:style-name="P23">&lt;%linetotal%&gt; &lt;%end number%&gt;</text:p>
          </table:table-cell>
        </table:table-row>
        <table:table-row>
          <table:table-cell table:style-name="Tabelle1.A3" office:value-type="string">
            <text:p text:style-name="P21">&lt;%foreachrow tax%&gt;</text:p>
          </table:table-cell>
          <table:table-cell table:style-name="Tabelle1.B3" office:value-type="string">
            <text:p text:style-name="P21">&lt;%taxdescription%&gt; auf &lt;%taxbase%&gt;</text:p>
          </table:table-cell>
          <table:table-cell table:style-name="Tabelle1.C3" office:value-type="string">
            <text:p text:style-name="P22"/>
          </table:table-cell>
          <table:table-cell table:style-name="Tabelle1.D3" office:value-type="string">
            <text:p text:style-name="P22"/>
          </table:table-cell>
          <table:table-cell table:style-name="Tabelle1.E3" office:value-type="string">
            <text:p text:style-name="P23"/>
          </table:table-cell>
          <table:table-cell table:style-name="Tabelle1.F3" office:value-type="string">
            <text:p text:style-name="P22"/>
          </table:table-cell>
          <table:table-cell table:style-name="Tabelle1.G3" office:value-type="string">
            <text:p text:style-name="P22">&lt;%currency%&gt;</text:p>
          </table:table-cell>
          <table:table-cell table:style-name="Tabelle1.H3" office:value-type="string">
            <text:p text:style-name="P23">&lt;%tax%&gt; &lt;%end tax%&gt;</text:p>
          </table:table-cell>
        </table:table-row>
        <table:table-row>
          <table:table-cell table:style-name="Tabelle1.A4" office:value-type="string">
            <text:p text:style-name="P21">&lt;%if rounding != "0.00"%&gt;</text:p>
          </table:table-cell>
          <table:table-cell table:style-name="Tabelle1.B4" office:value-type="string">
            <text:p text:style-name="P21">Rundung</text:p>
          </table:table-cell>
          <table:table-cell table:style-name="Tabelle1.C4" office:value-type="string">
            <text:p text:style-name="P22"/>
          </table:table-cell>
          <table:table-cell table:style-name="Tabelle1.D4" office:value-type="string">
            <text:p text:style-name="P22"/>
          </table:table-cell>
          <table:table-cell table:style-name="Tabelle1.E4" office:value-type="string">
            <text:p text:style-name="P23"/>
          </table:table-cell>
          <table:table-cell table:style-name="Tabelle1.F4" office:value-type="string">
            <text:p text:style-name="P22"/>
          </table:table-cell>
          <table:table-cell table:style-name="Tabelle1.G4" office:value-type="string">
            <text:p text:style-name="P22">&lt;%currency%&gt;</text:p>
          </table:table-cell>
          <table:table-cell table:style-name="Tabelle1.H4" office:value-type="string">
            <text:p text:style-name="P23">&lt;%rounding%&gt; &lt;%end%&gt;</text:p>
          </table:table-cell>
        </table:table-row>
      </table:table>
      <text:p text:style-name="P5">&lt;%if invtotal != total%&gt;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4">Gesamtbetrag</text:p>
          </table:table-cell>
          <table:table-cell table:style-name="Tabelle5.B1" office:value-type="string">
            <text:p text:style-name="P35">&lt;%invtotal%&gt;</text:p>
          </table:table-cell>
        </table:table-row>
      </table:table>
      <text:p text:style-name="P29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3">Zahlungen</text:p>
          </table:table-cell>
          <table:table-cell table:style-name="Tabelle6.B1" office:value-type="string">
            <text:p text:style-name="P32"/>
          </table:table-cell>
        </table:table-row>
        <table:table-row>
          <table:table-cell table:style-name="Tabelle6.A2" office:value-type="string">
            <text:p text:style-name="P30">&lt;%foreachrow paymentdate%&gt;&lt;%paymentdate%&gt;</text:p>
          </table:table-cell>
          <table:table-cell table:style-name="Tabelle6.B2" office:value-type="string">
            <text:p text:style-name="P31">&lt;%payment%&gt;&lt;%end paymentdate%&gt;</text:p>
          </table:table-cell>
        </table:table-row>
        <table:table-row>
          <table:table-cell table:style-name="Tabelle6.A3" office:value-type="string">
            <text:p text:style-name="P30">Bereits bezahlter Betrag</text:p>
          </table:table-cell>
          <table:table-cell table:style-name="Tabelle6.B3" office:value-type="string">
            <text:p text:style-name="P31">&lt;%paid%&gt;</text:p>
          </table:table-cell>
        </table:table-row>
      </table:table>
      <text:p text:style-name="P29">&lt;%end invtotal != total%&gt;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Zu bezahlender Betrag:</text:p>
          </table:table-cell>
          <table:table-cell table:style-name="Tabelle7.A1" office:value-type="string">
            <text:p text:style-name="P38">&lt;%currency%&gt;</text:p>
          </table:table-cell>
          <table:table-cell table:style-name="Tabelle7.C1" office:value-type="string">
            <text:p text:style-name="P3">&lt;%total%&gt;</text:p>
          </table:table-cell>
        </table:table-row>
      </table:table>
      <text:p text:style-name="P36"/>
      <text:p text:style-name="P6">&lt;%if notes%&gt;&lt;%notes%&gt;&lt;%end if%&gt;</text:p>
      <text:p text:style-name="P6"/>
      <text:p text:style-name="P12">Zahlungsbedingungen: &lt;%payment_terms%&gt;</text:p>
      <text:p text:style-name="P6"/>
      <text:p text:style-name="P7"><text:tab/>Vielen Dank für den Auftrag</text:p>
      <text:p text:style-name="P8"/>
      <text:p text:style-name="P9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6:38:40.470673951</dc:date>
    <dc:language>de-DE</dc:language>
    <meta:editing-cycles>158</meta:editing-cycles>
    <meta:editing-duration>P1DT4H36M19S</meta:editing-duration>
    <meta:document-statistic meta:table-count="4" meta:image-count="1" meta:object-count="0" meta:page-count="1" meta:paragraph-count="52" meta:word-count="134" meta:character-count="1522" meta:non-whitespace-character-count="1425"/>
    <meta:user-defined meta:name="Info 1"/>
    <meta:user-defined meta:name="Info 2"/>
    <meta:user-defined meta:name="Info 3"/>
    <meta:user-defined meta:name="Info 4"/>
  </office:meta>
</office:document-meta>
</file>